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0.593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6.073cm"/>
    </style:style>
    <style:style style:name="co8" style:family="table-column">
      <style:table-column-properties fo:break-before="auto" style:column-width="3.119cm"/>
    </style:style>
    <style:style style:name="co9" style:family="table-column">
      <style:table-column-properties fo:break-before="auto" style:column-width="2.6cm"/>
    </style:style>
    <style:style style:name="co10" style:family="table-column">
      <style:table-column-properties fo:break-before="auto" style:column-width="5.664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0.7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70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0000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text-position="33%"/>
    </style:style>
  </office:automatic-styles>
  <office:body>
    <office:spreadsheet>
      <table:table table:name="Chi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ild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gle per step</text:p>
          </table:table-cell>
          <table:table-cell table:formula="of:=IFERROR((2*PI()/[.E2]);0)" office:value-type="float" office:value="0.392699081698724" calcext:value-type="float">
            <text:p>0.3926990817</text:p>
          </table:table-cell>
          <table:table-cell table:formula="of:=DEGREES([.E3])"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1.5707963267949" calcext:value-type="float">
            <text:p>1.5707963268</text:p>
          </table:table-cell>
          <table:table-cell table:formula="of:=DEGREES([.E4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rrentRadians</text:p>
          </table:table-cell>
          <table:table-cell table:formula="of:=[.E3]*[calc.B2]" office:value-type="float" office:value="5.89048622548086" calcext:value-type="float">
            <text:p>5.890486225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nal angle</text:p>
          </table:table-cell>
          <table:table-cell table:formula="of:=RADIANS(360/[.B2])" office:value-type="float" office:value="1.5707963267949" calcext:value-type="float">
            <text:p>1.5707963268</text:p>
          </table:table-cell>
          <table:table-cell table:formula="of:=DEGREES([.E6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style-name="ce2" table:formula="of:=PI()-[.E6]" office:value-type="float" office:value="1.5707963267949" calcext:value-type="float">
            <text:p>1.5707963268</text:p>
          </table:table-cell>
          <table:table-cell table:formula="of:=DEGREES([.E7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10.6066017177982" calcext:value-type="float">
            <text:p>10.6066017178</text:p>
          </table:table-cell>
          <table:table-cell/>
        </table:table-row>
      </table:table>
      <table:table table:name="Parent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ent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gle per step</text:p>
          </table:table-cell>
          <table:table-cell table:style-name="ce2" table:formula="of:=IFERROR(2*PI()/[.E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rrentRadians</text:p>
          </table:table-cell>
          <table:table-cell table:formula="of:=[.E3]*[calc.B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Y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nternal angle</text:p>
          </table:table-cell>
          <table:table-cell table:formula="of:=RADIANS(360/[.B2])" office:value-type="float" office:value="1.5707963267949" calcext:value-type="float">
            <text:p>1.5707963268</text:p>
          </table:table-cell>
          <table:table-cell table:formula="of:=DEGREES([.E6])"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formula="of:=(PI()-[.E6])" office:value-type="float" office:value="1.5707963267949" calcext:value-type="float">
            <text:p>1.5707963268</text:p>
          </table:table-cell>
          <table:table-cell table:formula="of:=DEGREES([.E7])" office:value-type="float" office:value="90" calcext:value-type="float">
            <text:p>90</text:p>
          </table:table-cell>
          <table:table-cell table:formula="of:=[.F7]/2"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[.B3]/(2 * SIN(RADIANS(180/[.B2])))" office:value-type="float" office:value="28.2842712474619" calcext:value-type="float">
            <text:p>28.28427124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radius</text:p>
          </table:table-cell>
          <table:table-cell table:formula="of:=[.E8] * COS(Pi/[.B2])" office:value-type="float" office:value="20" calcext:value-type="float">
            <text:p>20</text:p>
          </table:table-cell>
          <table:table-cell table:number-columns-repeated="2"/>
        </table:table-row>
      </table:table>
      <table:table table:name="calc" table:style-name="ta1">
        <table:shapes>
          <draw:frame draw:z-index="0" draw:style-name="gr1" draw:text-style-name="P1" svg:width="13.904cm" svg:height="13.642cm" svg:x="15.752cm" svg:y="1.355cm">
            <draw:object draw:notify-on-update-of-ranges="Graph.B2:Graph.B2 Graph.C2:Graph.C2 childCentre.B25:childCentre.B25 childCentre.A25:childCentre.A25 childCentre.B26:childCentre.B26 Graph.B3:Graph.B4 Graph.C3:Graph.C4 Graph.B4:Graph.B12 Graph.C4:Graph.C12 Parent.B5:Parent.B5 Parent.B6:Parent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6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urrent steps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ld Parent Face ratio</text:p>
          </table:table-cell>
          <table:table-cell table:style-name="ce5" table:formula="of:=ParentWidth/childWidth" office:value-type="float" office:value="2.66666666666667" calcext:value-type="float">
            <text:p>2 2/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iling face ratio (face)</text:p>
          </table:table-cell>
          <table:table-cell table:formula="of:=CEILING([.B3]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child rotation (rad)</text:p>
          </table:table-cell>
          <table:table-cell table:formula="of:=[Child.E3]*[.B2]" office:value-type="float" office:value="5.89048622548086" calcext:value-type="float">
            <text:p>5.8904862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child rotation (face)</text:p>
          </table:table-cell>
          <table:table-cell table:formula="of:=[.B5]/((2*PI())/[Child.B2])" office:value-type="float" office:value="3.75" calcext:value-type="float">
            <text:p>3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face distance (child rad)</text:p>
          </table:table-cell>
          <table:table-cell table:formula="of:=[.B4]*[Child.E4]" office:value-type="float" office:value="4.71238898038469" calcext:value-type="float">
            <text:p>4.7123889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face distance (steps)</text:p>
          </table:table-cell>
          <table:table-cell table:formula="of:=[.B7]/[$Child.E3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ns to get around corner</text:p>
          </table:table-cell>
          <table:table-cell table:formula="of:=PI()-parentExternalAngle" office:value-type="float" office:value="1.5707963267949" calcext:value-type="float">
            <text:p>1.5707963268</text:p>
          </table:table-cell>
          <table:table-cell table:formula="of:=DEGREES([.B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s to get around corner</text:p>
          </table:table-cell>
          <table:table-cell table:formula="of:=[.B9]/[$Child.E3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ners passed</text:p>
          </table:table-cell>
          <table:table-cell table:formula="of:=FLOOR(currentChildRotation/(ParentFaceDistance +[.B9]);1)" office:value-type="float" office:value="0" calcext:value-type="float">
            <text:p>0</text:p>
          </table:table-cell>
          <table:table-cell table:formula="of:=[.B2]/([.B8]+[.B10])" office:value-type="float" office:value="0.9375" calcext:value-type="float">
            <text:p>0.9375</text:p>
          </table:table-cell>
          <table:table-cell table:formula="of:=currentChildRotation/(ParentFaceDistance +[.B9])" office:value-type="float" office:value="0.9375" calcext:value-type="float">
            <text:p>0.9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ner angles passed (rad)</text:p>
          </table:table-cell>
          <table:table-cell table:formula="of:=[.B12]*((2*PI())/[Parent.B2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distance (rad)</text:p>
          </table:table-cell>
          <table:table-cell table:formula="of:=([.B7]+[Parent.E7])*[Parent.B2]" office:value-type="float" office:value="25.1327412287183" calcext:value-type="float">
            <text:p>25.13274122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active face (PAF)</text:p>
          </table:table-cell>
          <table:table-cell table:formula="of:=(MOD(([.B6]/[.B3]);[Parent.B2]))" office:value-type="float" office:value="1.40625" calcext:value-type="float">
            <text:p>1.40625</text:p>
          </table:table-cell>
          <table:table-cell table:formula="of:=[.B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F start X</text:p>
          </table:table-cell>
          <table:table-cell table:formula="of:=(parentRadius*COS(parentRadians+((PAFF) * ParentInternalAngle))) + parentX" office:value-type="float" office:value="78.2842712474619" calcext:value-type="float">
            <text:p>78.2842712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start Y</text:p>
          </table:table-cell>
          <table:table-cell table:formula="of:=(parentRadius*SIN(parentRadians+((PAFF) * ParentInternalAngle))) + parentY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end X</text:p>
          </table:table-cell>
          <table:table-cell table:formula="of:=(parentRadius*COS(parentRadians+ ((PAFF+1) *ParentInternalAngle))) +parentX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end Y</text:p>
          </table:table-cell>
          <table:table-cell table:formula="of:=parentRadius*SIN(parentRadians+((PAFF+1) *ParentInternalAngle)) + parentY" office:value-type="float" office:value="78.2842712474619" calcext:value-type="float">
            <text:p>78.284271247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in rads to be on corner</text:p>
          </table:table-cell>
          <table:table-cell table:formula="of:=([.B7]*(PAFF+1)) + (cornersPassed*[.B9])" office:value-type="float" office:value="4.71238898038469" calcext:value-type="float">
            <text:p>4.7123889804</text:p>
          </table:table-cell>
          <table:table-cell table:formula="of:=[.B21]/[Child.E3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rads to be on corner</text:p>
          </table:table-cell>
          <table:table-cell table:formula="of:=[.B21]+[.B9]" office:value-type="float" office:value="6.28318530717959" calcext:value-type="float">
            <text:p>6.2831853072</text:p>
          </table:table-cell>
          <table:table-cell table:formula="of:=[.B22]/[Child.E3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 on corner</text:p>
          </table:table-cell>
          <table:table-cell table:formula="of:=IF(([.B5] &gt;= [.B21])                    AND                    ([.B5] &lt;= [.B22])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hild active face</text:p>
          </table:table-cell>
          <table:table-cell table:formula="of:=FLOOR((([.B5]-(cornersPassed*(Pi-[Parent.E7])))/[Child.E4]);1)" office:value-type="float" office:value="3" calcext:value-type="float">
            <text:p>3</text:p>
          </table:table-cell>
          <table:table-cell table:formula="of:=(([.B5]-(cornersPassed*(Pi-[Parent.E7])))/[Child.E4])" office:value-type="float" office:value="3.75" calcext:value-type="float">
            <text:p>3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nt radius</text:p>
          </table:table-cell>
          <table:table-cell table:style-name="ce6" table:formula="of:=parentRadius" office:value-type="float" office:value="28.2842712474619" calcext:value-type="float">
            <text:p>28.2842712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StartToContactPoint</text:p>
          </table:table-cell>
          <table:table-cell table:style-name="ce6" table:formula="of:=IF(   onCorner=1   ;   ParentWidth   ;   ParentWidth - ((ParentWidth*(PAFF + 1))  -  (childWidth*CAFF))    )" office:value-type="float" office:value="40" calcext:value-type="float">
            <text:p>40</text:p>
          </table:table-cell>
          <table:table-cell table:formula="of:=[.B27]+([.C15]*[$Parent.B3])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act point radius</text:p>
          </table:table-cell>
          <table:table-cell table:style-name="ce6" table:formula="of:=SQRT(POWER(parentRadius;2)+POWER([.$B$27];2) - (2 * parentRadius * [.$B$27] * COS([Parent.E7]/2)))" office:value-type="float" office:value="28.2842712474619" calcext:value-type="float">
            <text:p>28.2842712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all angle</text:p>
          </table:table-cell>
          <table:table-cell table:style-name="ce7" table:formula="of:=ASIN((SIN([Parent.E7]/2)*MIN([.B27];parentRadius))/[.B28])" office:value-type="float" office:value="0.785398163397448" calcext:value-type="float">
            <text:p>0.7853981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g angle</text:p>
          </table:table-cell>
          <table:table-cell table:style-name="ce7" table:formula="of:=Pi-[.B29]-([$Parent.E7]/2)" office:value-type="float" office:value="1.5707963267949" calcext:value-type="float">
            <text:p>1.57079632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ns from PAF to contact point</text:p>
          </table:table-cell>
          <table:table-cell table:formula="of:=IF([.B27] &lt;= parentRadius;[.B29];[.B30])" office:value-type="float" office:value="1.5707963267949" calcext:value-type="float">
            <text:p>1.57079632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ns from origin to contact point</text:p>
          </table:table-cell>
          <table:table-cell table:formula="of:=[.B31]+(PAFF*((2*PI())/ParentFaces))" office:value-type="float" office:value="1.5707963267949" calcext:value-type="float">
            <text:p>1.57079632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 point x</text:p>
          </table:table-cell>
          <table:table-cell table:formula="of:=([.$B$28]*COS([.B32]) + parentX)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 point y</text:p>
          </table:table-cell>
          <table:table-cell table:formula="of:=([.$B$28]*SIN([.$B$32]) + parentY)" office:value-type="float" office:value="78.2842712474619" calcext:value-type="float">
            <text:p>78.2842712475</text:p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8"/>
          <table:table-cell table:style-name="ce8"/>
        </table:table-row>
      </table:table>
      <table:table table:name="childCentre" table:style-name="ta1">
        <table:table-column table:style-name="co10" table:default-cell-style-name="Default"/>
        <table:table-column table:style-name="co2" table:number-columns-repeated="4" table:default-cell-style-name="Default"/>
        <table:table-row table:style-name="ro1">
          <table:table-cell table:style-name="ce6" office:value-type="string" calcext:value-type="string">
            <text:p>Child Centre to Contact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formula="of:=MOD((ABS([Parent.B3]-[calc.B4]*[Child.B3]));([calc.B4]*[Child.B3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style-name="ce6" office:value-type="string" calcext:value-type="string">
            <text:p>Solving S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formula="of:=IF([calc.B23]=1; ([calc.B4]*[Child.B3]); childRadius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formula="of:=SUM([.C18:.E18])" office:value-type="float" office:value="2.74889357189107" calcext:value-type="float">
            <text:p>2.7488935719</text:p>
          </table:table-cell>
          <table:table-cell table:formula="of:=IF([calc.B27] &gt;= parentRadius;[calc.B29];[calc.B30])" office:value-type="float" office:value="0.785398163397448" calcext:value-type="float">
            <text:p>0.7853981634</text:p>
          </table:table-cell>
          <table:table-cell table:formula="of:=childExternalAngle/2" office:value-type="float" office:value="0.785398163397448" calcext:value-type="float">
            <text:p>0.7853981634</text:p>
          </table:table-cell>
          <table:table-cell table:formula="of:=MOD([Child.E5];[Child.E4])" office:value-type="float" office:value="1.17809724509617" calcext:value-type="float">
            <text:p>1.178097245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QRT(([.C19]^2) + ([.D19]^2))" office:value-type="float" office:value="28.2842712474619" calcext:value-type="float">
            <text:p>28.2842712475</text:p>
          </table:table-cell>
          <table:table-cell table:formula="of:=ABS([calc.B33]-[Parent.B5])" office:value-type="float" office:value="0" calcext:value-type="float">
            <text:p>0</text:p>
          </table:table-cell>
          <table:table-cell table:formula="of:=ABS([calc.B34]-[Parent.B6])" office:value-type="float" office:value="28.2842712474619" calcext:value-type="float">
            <text:p>28.2842712475</text:p>
          </table:table-cell>
          <table:table-cell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table:formula="of:=SQRT(POWER(lower_b;2)+POWER(lower_c;2)-(2*lower_b*lower_c*COS(upper_a)))" office:value-type="float" office:value="71.9500753076567" calcext:value-type="float">
            <text:p>71.950075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angle</text:p>
          </table:table-cell>
          <table:table-cell table:formula="of:=ASIN((SIN(upper_a)*MIN(lower_b; lower_c))/lower_a)" office:value-type="float" office:value="0.151009845902838" calcext:value-type="float">
            <text:p>0.1510098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angle</text:p>
          </table:table-cell>
          <table:table-cell table:formula="of:=Pi-[.B18]-[.B21]" office:value-type="float" office:value="0.241689235795887" calcext:value-type="float">
            <text:p>0.2416892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ians in parent</text:p>
          </table:table-cell>
          <table:table-cell table:formula="of:=IF([.B17]&lt;=[.B19];[.B21];[.B22])" office:value-type="float" office:value="0.241689235795887" calcext:value-type="float">
            <text:p>0.2416892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 to child centre</text:p>
          </table:table-cell>
          <table:table-cell table:formula="of:=[calc.B32]-[.B23]" office:value-type="float" office:value="1.32910709099901" calcext:value-type="float">
            <text:p>1.329107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 center x</text:p>
          </table:table-cell>
          <table:table-cell table:style-name="ce6" table:formula="of:=([.B20] * COS([.B24])) + [Parent.B5]" office:value-type="float" office:value="67.2207544564291" calcext:value-type="float">
            <text:p>67.2207544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 center y</text:p>
          </table:table-cell>
          <table:table-cell table:style-name="ce6" table:formula="of:=([.B20] * SIN([.B24])) + [Parent.B6]" office:value-type="float" office:value="119.85885021047" calcext:value-type="float">
            <text:p>119.8588502105</text:p>
          </table:table-cell>
          <table:table-cell table:number-columns-repeated="3"/>
        </table:table-row>
      </table:table>
      <table:table table:name="Graph" table:style-name="ta1">
        <table:shapes>
          <draw:frame draw:z-index="0" draw:style-name="gr1" draw:text-style-name="P1" svg:width="13.904cm" svg:height="13.642cm" svg:x="11.399cm" svg:y="0.508cm">
            <draw:object draw:notify-on-update-of-ranges="Graph.B2:Graph.B2 Graph.C2:Graph.C2 Graph.B3:Graph.B4 Graph.C3:Graph.C4 Graph.B4:Graph.B12 Graph.C4:Graph.C12 Parent.B5:Parent.B5 Parent.B6:Parent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ntact point</text:p>
          </table:table-cell>
          <table:table-cell table:style-name="Default" table:formula="of:=[calc.B33]" office:value-type="float" office:value="50" calcext:value-type="float">
            <text:p>50</text:p>
          </table:table-cell>
          <table:table-cell table:formula="of:=[calc.B34]" office:value-type="float" office:value="78.2842712474619" calcext:value-type="float">
            <text:p>78.2842712475</text:p>
          </table:table-cell>
          <table:table-cell/>
        </table:table-row>
        <table:table-row table:style-name="ro1">
          <table:table-cell office:value-type="string" calcext:value-type="string">
            <text:p>PAF start</text:p>
          </table:table-cell>
          <table:table-cell table:formula="of:=(parentRadius*COS(parentRadians+((PAFF+[.D3]) * ParentInternalAngle))) + parentX" office:value-type="float" office:value="78.2842712474619" calcext:value-type="float">
            <text:p>78.2842712475</text:p>
          </table:table-cell>
          <table:table-cell table:formula="of:=([Parent.$E$8]*SIN(parentRadians + ((PAFF+[.D3]) *ParentInternalAngle))) + parentY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F end</text:p>
          </table:table-cell>
          <table:table-cell table:formula="of:=(parentRadius*COS(parentRadians+((PAFF+[.D4]) * ParentInternalAngle))) + parentX" office:value-type="float" office:value="50" calcext:value-type="float">
            <text:p>50</text:p>
          </table:table-cell>
          <table:table-cell table:formula="of:=([Parent.$E$8]*SIN(parentRadians + ((PAFF+[.D4]) *ParentInternalAngle))) + parentY" office:value-type="float" office:value="78.2842712474619" calcext:value-type="float">
            <text:p>78.2842712475</text:p>
          </table:table-cell>
          <table:table-cell table:formula="of:=[.D3]+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<text:span text:style-name="T1">rd</text:span></text:p>
          </table:table-cell>
          <table:table-cell table:formula="of:=(parentRadius*COS(parentRadians+((PAFF+[.D5]) * ParentInternalAngle))) + parentX" office:value-type="float" office:value="21.7157287525381" calcext:value-type="float">
            <text:p>21.7157287525</text:p>
          </table:table-cell>
          <table:table-cell table:formula="of:=([Parent.$E$8]*SIN(parentRadians + ((PAFF+[.D5]) *ParentInternalAngle))) + parentY" office:value-type="float" office:value="50" calcext:value-type="float">
            <text:p>50</text:p>
          </table:table-cell>
          <table:table-cell table:formula="of:=[.D4]+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<text:span text:style-name="T1">th</text:span></text:p>
          </table:table-cell>
          <table:table-cell table:formula="of:=(parentRadius*COS(parentRadians+((PAFF+[.D6]) * ParentInternalAngle))) + parentX" office:value-type="float" office:value="50" calcext:value-type="float">
            <text:p>50</text:p>
          </table:table-cell>
          <table:table-cell table:formula="of:=([Parent.$E$8]*SIN(parentRadians + ((PAFF+[.D6]) *ParentInternalAngle))) + parentY" office:value-type="float" office:value="21.7157287525381" calcext:value-type="float">
            <text:p>21.7157287525</text:p>
          </table:table-cell>
          <table:table-cell table:formula="of:=[.D5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<text:span text:style-name="T2">th</text:span></text:p>
          </table:table-cell>
          <table:table-cell table:formula="of:=(parentRadius*COS(parentRadians+((PAFF+[.D7]) * ParentInternalAngle))) + parentX" office:value-type="float" office:value="78.2842712474619" calcext:value-type="float">
            <text:p>78.2842712475</text:p>
          </table:table-cell>
          <table:table-cell table:formula="of:=([Parent.$E$8]*SIN(parentRadians + ((PAFF+[.D7]) *ParentInternalAngle))) + parentY" office:value-type="float" office:value="50" calcext:value-type="float">
            <text:p>50</text:p>
          </table:table-cell>
          <table:table-cell table:formula="of:=[.D6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<text:span text:style-name="T2">th</text:span></text:p>
          </table:table-cell>
          <table:table-cell table:formula="of:=(parentRadius*COS(parentRadians+((PAFF+[.D8]) * ParentInternalAngle))) + parentX" office:value-type="float" office:value="50" calcext:value-type="float">
            <text:p>50</text:p>
          </table:table-cell>
          <table:table-cell table:formula="of:=([Parent.$E$8]*SIN(parentRadians + ((PAFF+[.D8]) *ParentInternalAngle))) + parentY" office:value-type="float" office:value="78.2842712474619" calcext:value-type="float">
            <text:p>78.2842712475</text:p>
          </table:table-cell>
          <table:table-cell table:formula="of:=[.D7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<text:span text:style-name="T2">th</text:span></text:p>
          </table:table-cell>
          <table:table-cell table:formula="of:=(parentRadius*COS(parentRadians+((PAFF+[.D9]) * ParentInternalAngle))) + parentX" office:value-type="float" office:value="21.7157287525381" calcext:value-type="float">
            <text:p>21.7157287525</text:p>
          </table:table-cell>
          <table:table-cell table:formula="of:=([Parent.$E$8]*SIN(parentRadians + ((PAFF+[.D9]) *ParentInternalAngle))) + parentY" office:value-type="float" office:value="50" calcext:value-type="float">
            <text:p>50</text:p>
          </table:table-cell>
          <table:table-cell table:formula="of:=[.D8]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<text:span text:style-name="T2">th</text:span></text:p>
          </table:table-cell>
          <table:table-cell table:formula="of:=(parentRadius*COS(parentRadians+((PAFF+[.D10]) * ParentInternalAngle))) + parentX" office:value-type="float" office:value="50" calcext:value-type="float">
            <text:p>50</text:p>
          </table:table-cell>
          <table:table-cell table:formula="of:=([Parent.$E$8]*SIN(parentRadians + ((PAFF+[.D10]) *ParentInternalAngle))) + parentY" office:value-type="float" office:value="21.7157287525381" calcext:value-type="float">
            <text:p>21.7157287525</text:p>
          </table:table-cell>
          <table:table-cell table:formula="of:=[.D9]+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9<text:span text:style-name="T2">th</text:span></text:p>
          </table:table-cell>
          <table:table-cell table:formula="of:=(parentRadius*COS(parentRadians+((PAFF+[.D11]) * ParentInternalAngle))) + parentX" office:value-type="float" office:value="78.2842712474619" calcext:value-type="float">
            <text:p>78.2842712475</text:p>
          </table:table-cell>
          <table:table-cell table:formula="of:=([Parent.$E$8]*SIN(parentRadians + ((PAFF+[.D11]) *ParentInternalAngle))) + parentY" office:value-type="float" office:value="50" calcext:value-type="float">
            <text:p>50</text:p>
          </table:table-cell>
          <table:table-cell table:formula="of:=[.D10]+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<text:span text:style-name="T2">th</text:span></text:p>
          </table:table-cell>
          <table:table-cell table:formula="of:=(parentRadius*COS(parentRadians+((PAFF+[.D12]) * ParentInternalAngle))) + parentX" office:value-type="float" office:value="50" calcext:value-type="float">
            <text:p>50</text:p>
          </table:table-cell>
          <table:table-cell table:formula="of:=([Parent.$E$8]*SIN(parentRadians + ((PAFF+[.D12]) *ParentInternalAngle))) + parentY" office:value-type="float" office:value="78.2842712474619" calcext:value-type="float">
            <text:p>78.2842712475</text:p>
          </table:table-cell>
          <table:table-cell table:formula="of:=[.D11]+1" office:value-type="float" office:value="9" calcext:value-type="float">
            <text:p>9</text:p>
          </table:table-cell>
        </table:table-row>
      </table:table>
      <table:table table:name="Sheet5" table:style-name="ta1"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number-columns-repeated="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</table:table-row>
        <table:table-row table:style-name="ro1" table:number-rows-repeated="4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formula="of:=[.C8]-[.B8]" office:value-type="float" office:value="4" calcext:value-type="float">
            <text:p>4</text:p>
          </table:table-cell>
          <table:table-cell table:formula="of:=[.D8]-[.C8]" office:value-type="float" office:value="3" calcext:value-type="float">
            <text:p>3</text:p>
          </table:table-cell>
          <table:table-cell table:formula="of:=[.E8]-[.D8]" office:value-type="float" office:value="1" calcext:value-type="float">
            <text:p>1</text:p>
          </table:table-cell>
          <table:table-cell table:formula="of:=[.F8]-[.E8]" office:value-type="float" office:value="3" calcext:value-type="float">
            <text:p>3</text:p>
          </table:table-cell>
          <table:table-cell table:formula="of:=[.G8]-[.F8]" office:value-type="float" office:value="4" calcext:value-type="float">
            <text:p>4</text:p>
          </table:table-cell>
          <table:table-cell table:formula="of:=[.H8]-[.G8]" office:value-type="float" office:value="3" calcext:value-type="float">
            <text:p>3</text:p>
          </table:table-cell>
          <table:table-cell table:formula="of:=[.I8]-[.H8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9]-[.C9]" office:value-type="float" office:value="-1" calcext:value-type="float">
            <text:p>-1</text:p>
          </table:table-cell>
          <table:table-cell table:formula="of:=[.E9]-[.D9]" office:value-type="float" office:value="-2" calcext:value-type="float">
            <text:p>-2</text:p>
          </table:table-cell>
          <table:table-cell table:formula="of:=[.F9]-[.E9]" office:value-type="float" office:value="2" calcext:value-type="float">
            <text:p>2</text:p>
          </table:table-cell>
          <table:table-cell table:formula="of:=[.G9]-[.F9]" office:value-type="float" office:value="1" calcext:value-type="float">
            <text:p>1</text:p>
          </table:table-cell>
          <table:table-cell table:formula="of:=[.H9]-[.G9]" office:value-type="float" office:value="-1" calcext:value-type="float">
            <text:p>-1</text:p>
          </table:table-cell>
          <table:table-cell table:formula="of:=[.I9]-[.H9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[.E10]-[.D10]" office:value-type="float" office:value="-1" calcext:value-type="float">
            <text:p>-1</text:p>
          </table:table-cell>
          <table:table-cell table:formula="of:=[.F10]-[.E10]" office:value-type="float" office:value="4" calcext:value-type="float">
            <text:p>4</text:p>
          </table:table-cell>
          <table:table-cell table:formula="of:=[.G10]-[.F10]" office:value-type="float" office:value="-1" calcext:value-type="float">
            <text:p>-1</text:p>
          </table:table-cell>
          <table:table-cell table:formula="of:=[.H10]-[.G10]" office:value-type="float" office:value="-2" calcext:value-type="float">
            <text:p>-2</text:p>
          </table:table-cell>
          <table:table-cell table:formula="of:=[.I10]-[.H10]"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[.F11]-[.E11]" office:value-type="float" office:value="5" calcext:value-type="float">
            <text:p>5</text:p>
          </table:table-cell>
          <table:table-cell table:formula="of:=[.G11]-[.F11]" office:value-type="float" office:value="-5" calcext:value-type="float">
            <text:p>-5</text:p>
          </table:table-cell>
          <table:table-cell table:formula="of:=[.H11]-[.G11]" office:value-type="float" office:value="-1" calcext:value-type="float">
            <text:p>-1</text:p>
          </table:table-cell>
          <table:table-cell table:formula="of:=[.I11]-[.H11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[.G12]-[.F12]" office:value-type="float" office:value="-10" calcext:value-type="float">
            <text:p>-10</text:p>
          </table:table-cell>
          <table:table-cell table:formula="of:=[.H12]-[.G12]" office:value-type="float" office:value="4" calcext:value-type="float">
            <text:p>4</text:p>
          </table:table-cell>
          <table:table-cell table:formula="of:=[.I12]-[.H12]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7"/>
          <table:table-cell table:formula="of:=[.H13]-[.G13]" office:value-type="float" office:value="14" calcext:value-type="float">
            <text:p>14</text:p>
          </table:table-cell>
          <table:table-cell table:formula="of:=[.I13]-[.H13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8"/>
          <table:table-cell table:formula="of:=[.I14]-[.H14]" office:value-type="float" office:value="-16" calcext:value-type="float">
            <text:p>-16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18]-[.B18]" office:value-type="float" office:value="4" calcext:value-type="float">
            <text:p>4</text:p>
          </table:table-cell>
          <table:table-cell table:formula="of:=[.D18]-[.C18]" office:value-type="float" office:value="3" calcext:value-type="float">
            <text:p>3</text:p>
          </table:table-cell>
          <table:table-cell table:formula="of:=[.E18]-[.D18]" office:value-type="float" office:value="4" calcext:value-type="float">
            <text:p>4</text:p>
          </table:table-cell>
          <table:table-cell table:formula="of:=[.F18]-[.E18]" office:value-type="float" office:value="4" calcext:value-type="float">
            <text:p>4</text:p>
          </table:table-cell>
          <table:table-cell table:formula="of:=[.G18]-[.F18]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19]-[.C19]" office:value-type="float" office:value="-1" calcext:value-type="float">
            <text:p>-1</text:p>
          </table:table-cell>
          <table:table-cell table:formula="of:=[.E19]-[.D19]" office:value-type="float" office:value="1" calcext:value-type="float">
            <text:p>1</text:p>
          </table:table-cell>
          <table:table-cell table:formula="of:=[.F19]-[.E19]" office:value-type="float" office:value="0" calcext:value-type="float">
            <text:p>0</text:p>
          </table:table-cell>
          <table:table-cell table:formula="of:=[.G19]-[.F19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[.E20]-[.D20]" office:value-type="float" office:value="2" calcext:value-type="float">
            <text:p>2</text:p>
          </table:table-cell>
          <table:table-cell table:formula="of:=[.F20]-[.E20]" office:value-type="float" office:value="-1" calcext:value-type="float">
            <text:p>-1</text:p>
          </table:table-cell>
          <table:table-cell table:formula="of:=[.G20]-[.F20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F21]-[.E21]" office:value-type="float" office:value="-3" calcext:value-type="float">
            <text:p>-3</text:p>
          </table:table-cell>
          <table:table-cell table:formula="of:=[.G21]-[.F21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6"/>
          <table:table-cell table:formula="of:=[.G22]-[.F22]" office:value-type="float" office:value="3" calcext:value-type="float">
            <text:p>3</text:p>
          </table:table-cell>
          <table:table-cell table:number-columns-repeated="27"/>
        </table:table-row>
        <table:table-row table:style-name="ro1" table:number-rows-repeated="9">
          <table:table-cell table:number-columns-repeated="34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34]-[.B34]" office:value-type="float" office:value="4" calcext:value-type="float">
            <text:p>4</text:p>
          </table:table-cell>
          <table:table-cell table:formula="of:=[.D34]-[.C34]" office:value-type="float" office:value="7" calcext:value-type="float">
            <text:p>7</text:p>
          </table:table-cell>
          <table:table-cell table:formula="of:=[.E34]-[.D34]" office:value-type="float" office:value="4" calcext:value-type="float">
            <text:p>4</text:p>
          </table:table-cell>
          <table:table-cell table:formula="of:=[.F34]-[.E34]" office:value-type="float" office:value="7" calcext:value-type="float">
            <text:p>7</text:p>
          </table:table-cell>
          <table:table-cell table:formula="of:=[.G34]-[.F34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35]-[.C35]" office:value-type="float" office:value="3" calcext:value-type="float">
            <text:p>3</text:p>
          </table:table-cell>
          <table:table-cell table:formula="of:=[.E35]-[.D35]" office:value-type="float" office:value="-3" calcext:value-type="float">
            <text:p>-3</text:p>
          </table:table-cell>
          <table:table-cell table:formula="of:=[.F35]-[.E35]" office:value-type="float" office:value="3" calcext:value-type="float">
            <text:p>3</text:p>
          </table:table-cell>
          <table:table-cell table:formula="of:=[.G35]-[.F35]" office:value-type="float" office:value="-3" calcext:value-type="float">
            <text:p>-3</text:p>
          </table:table-cell>
          <table:table-cell table:number-columns-repeated="27"/>
        </table:table-row>
      </table:table>
      <table:named-expressions>
        <table:named-range table:name="CAFF" table:base-cell-address="$calc.$B$22" table:cell-range-address="$calc.$B$25"/>
        <table:named-range table:name="childExternalAngle" table:base-cell-address="$Child.$E$7" table:cell-range-address="$Child.$E$7"/>
        <table:named-range table:name="childRadius" table:base-cell-address="$Child.$E$8" table:cell-range-address="$Child.$E$8"/>
        <table:named-range table:name="childWidth" table:base-cell-address="$Graph.$C$7" table:cell-range-address="$Child.$B$3"/>
        <table:named-range table:name="cornerAngle" table:base-cell-address="$Parent.$E$6" table:cell-range-address="$Parent.$E$7"/>
        <table:named-range table:name="cornersPassed" table:base-cell-address="$calc.$B$8" table:cell-range-address="$calc.$B$12"/>
        <table:named-range table:name="currentChildRotation" table:base-cell-address="$calc.$B$3" table:cell-range-address="$calc.$B$5"/>
        <table:named-range table:name="lower_a" table:base-cell-address="$childCentre.$B$5" table:cell-range-address="$childCentre.$B$20"/>
        <table:named-range table:name="lower_b" table:base-cell-address="$childCentre.$B$2" table:cell-range-address="$childCentre.$B$17"/>
        <table:named-range table:name="lower_c" table:base-cell-address="$childCentre.$B$4" table:cell-range-address="$childCentre.$B$19"/>
        <table:named-range table:name="onCorner" table:base-cell-address="$calc.$A$23" table:cell-range-address="$calc.$B$23"/>
        <table:named-range table:name="PAF" table:base-cell-address="$calc.$B$10" table:cell-range-address="$calc.$B$15"/>
        <table:named-range table:name="PAFF" table:base-cell-address="$calc.$C$10" table:cell-range-address="$calc.$C$15"/>
        <table:named-range table:name="ParentCornerAngle" table:base-cell-address="$Parent.$E$6" table:cell-range-address="$Parent.$E$7"/>
        <table:named-range table:name="parentExternalAngle" table:base-cell-address="$Parent.$E$7" table:cell-range-address="$Parent.$E$7"/>
        <table:named-range table:name="ParentFaceDistance" table:base-cell-address="$calc.$B$6" table:cell-range-address="$calc.$B$7"/>
        <table:named-range table:name="ParentFaces" table:base-cell-address="$Parent.$B$2" table:cell-range-address="$Parent.$B$2"/>
        <table:named-range table:name="ParentInradius" table:base-cell-address="$Parent.$E$9" table:cell-range-address="$Parent.$E$9"/>
        <table:named-range table:name="ParentInternalAngle" table:base-cell-address="$Graph.$C$7" table:cell-range-address="$Parent.$E$6"/>
        <table:named-range table:name="parentRadians" table:base-cell-address="$Parent.$E$5" table:cell-range-address="$Parent.$E$5"/>
        <table:named-range table:name="parentRadius" table:base-cell-address="$Parent.$E$7" table:cell-range-address="$Parent.$E$8"/>
        <table:named-range table:name="ParentWidth" table:base-cell-address="$Parent.$B$3" table:cell-range-address="$Parent.$B$3"/>
        <table:named-range table:name="parentX" table:base-cell-address="$Parent.$B$5" table:cell-range-address="$Parent.$B$5"/>
        <table:named-range table:name="parentY" table:base-cell-address="$Parent.$B$6" table:cell-range-address="$Parent.$B$6"/>
        <table:named-range table:name="Pi" table:base-cell-address="$calc.$B$1" table:cell-range-address="$calc.$B$1"/>
        <table:named-range table:name="upper_a" table:base-cell-address="$childCentre.$B$3" table:cell-range-address="$childCentre.$B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30">00/00/0000</text:date>, <text:time style:data-style-name="N2" text:time-value="13:17:28.368136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36:21.214831618</meta:creation-date>
    <dc:date>2019-09-30T13:53:35.138019467</dc:date>
    <meta:editing-duration>PT7H12M10S</meta:editing-duration>
    <meta:editing-cycles>47</meta:editing-cycles>
    <meta:generator>LibreOffice/4.2.8.2$Linux_X86_64 LibreOffice_project/420m0$Build-2</meta:generator>
    <meta:document-statistic meta:table-count="6" meta:cell-count="3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1 2 0" chart:style-name="ch1">
        <chart:plot-area chart:style-name="ch2" table:cell-range-address="Graph.B2:Graph.C2 Graph.C3:Graph.C12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2:Graph.C2" chart:class="chart:scatter">
            <chart:domain table:cell-range-address="Graph.B2:Graph.B2"/>
            <chart:data-point/>
          </chart:series>
          <chart:series chart:style-name="ch7" chart:values-cell-range-address="Graph.C3:Graph.C4" chart:class="chart:scatter">
            <chart:domain table:cell-range-address="Graph.B3:Graph.B4"/>
            <chart:data-point chart:repeated="2"/>
          </chart:series>
          <chart:series chart:style-name="ch8" chart:values-cell-range-address="Graph.C4:Graph.C12" chart:class="chart:scatter">
            <chart:domain table:cell-range-address="Graph.B4:Graph.B12"/>
            <chart:data-point chart:repeated="9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Graph.B2:Graph.B2</svg:desc>
                </draw:g>
              </table:table-cell>
              <table:table-cell office:value-type="float" office:value="78.2842712474619">
                <text:p>78.2842712474619</text:p>
                <draw:g>
                  <svg:desc>Graph.C2:Graph.C2</svg:desc>
                </draw:g>
              </table:table-cell>
              <table:table-cell office:value-type="float" office:value="78.2842712474619">
                <text:p>78.2842712474619</text:p>
                <draw:g>
                  <svg:desc>Graph.B3:Graph.B4</svg:desc>
                </draw:g>
              </table:table-cell>
              <table:table-cell office:value-type="float" office:value="50">
                <text:p>50</text:p>
                <draw:g>
                  <svg:desc>Graph.C3:Graph.C4</svg:desc>
                </draw:g>
              </table:table-cell>
              <table:table-cell office:value-type="float" office:value="50">
                <text:p>50</text:p>
                <draw:g>
                  <svg:desc>Graph.B4:Graph.B12</svg:desc>
                </draw:g>
              </table:table-cell>
              <table:table-cell office:value-type="float" office:value="78.2842712474619">
                <text:p>78.2842712474619</text:p>
                <draw:g>
                  <svg:desc>Graph.C4:Graph.C12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12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style-name="ch1">
        <chart:plot-area chart:style-name="ch2" table:cell-range-address="Graph.B2:Graph.C2 childCentre.A25:childCentre.A25 childCentre.B26:childCentre.B26 Graph.C3:Graph.C12 Parent.B6:Parent.B6" chart:data-source-has-labels="row" svg:x="-0.217cm" svg:y="0.329cm" svg:width="13.834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2:Graph.C2" chart:class="chart:scatter">
            <chart:domain table:cell-range-address="Graph.B2:Graph.B2"/>
            <chart:data-point/>
          </chart:series>
          <chart:series chart:style-name="ch7" chart:values-cell-range-address="childCentre.B26:childCentre.B26" chart:label-cell-address="childCentre.A25:childCentre.A25" chart:class="chart:scatter">
            <chart:domain table:cell-range-address="childCentre.B25:childCentre.B25"/>
            <chart:data-point/>
          </chart:series>
          <chart:series chart:style-name="ch8" chart:values-cell-range-address="Graph.C3:Graph.C4" chart:class="chart:scatter">
            <chart:domain table:cell-range-address="Graph.B3:Graph.B4"/>
            <chart:data-point chart:repeated="2"/>
          </chart:series>
          <chart:series chart:style-name="ch9" chart:values-cell-range-address="Graph.C4:Graph.C12" chart:class="chart:scatter">
            <chart:domain table:cell-range-address="Graph.B4:Graph.B12"/>
            <chart:data-point chart:repeated="9"/>
          </chart:series>
          <chart:series chart:style-name="ch10" chart:values-cell-range-address="Parent.B6:Parent.B6" chart:class="chart:scatter">
            <chart:domain table:cell-range-address="Parent.B5:Parent.B5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hild center x</text:p>
                <draw:g>
                  <svg:desc>childCentre.A25:childCentre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Graph.B2:Graph.B2</svg:desc>
                </draw:g>
              </table:table-cell>
              <table:table-cell office:value-type="float" office:value="78.2842712474619">
                <text:p>78.2842712474619</text:p>
                <draw:g>
                  <svg:desc>Graph.C2:Graph.C2</svg:desc>
                </draw:g>
              </table:table-cell>
              <table:table-cell office:value-type="float" office:value="67.2207544564291">
                <text:p>67.2207544564291</text:p>
                <draw:g>
                  <svg:desc>childCentre.B25:childCentre.B25</svg:desc>
                </draw:g>
              </table:table-cell>
              <table:table-cell office:value-type="float" office:value="119.85885021047">
                <text:p>119.85885021047</text:p>
                <draw:g>
                  <svg:desc>childCentre.B26:childCentre.B26</svg:desc>
                </draw:g>
              </table:table-cell>
              <table:table-cell office:value-type="float" office:value="78.2842712474619">
                <text:p>78.2842712474619</text:p>
                <draw:g>
                  <svg:desc>Graph.B3:Graph.B4</svg:desc>
                </draw:g>
              </table:table-cell>
              <table:table-cell office:value-type="float" office:value="50">
                <text:p>50</text:p>
                <draw:g>
                  <svg:desc>Graph.C3:Graph.C4</svg:desc>
                </draw:g>
              </table:table-cell>
              <table:table-cell office:value-type="float" office:value="50">
                <text:p>50</text:p>
                <draw:g>
                  <svg:desc>Graph.B4:Graph.B12</svg:desc>
                </draw:g>
              </table:table-cell>
              <table:table-cell office:value-type="float" office:value="78.2842712474619">
                <text:p>78.2842712474619</text:p>
                <draw:g>
                  <svg:desc>Graph.C4:Graph.C12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